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oss 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original x</text:p>
          </table:table-cell>
          <table:table-cell office:value-type="string" calcext:value-type="string">
            <text:p>original y</text:p>
          </table:table-cell>
          <table:table-cell/>
          <table:table-cell table:style-name="Default" office:value-type="string" calcext:value-type="string">
            <text:p>calc x</text:p>
          </table:table-cell>
          <table:table-cell table:style-name="Default" office:value-type="string" calcext:value-type="string">
            <text:p>calc y</text:p>
          </table:table-cell>
        </table:table-row>
        <table:table-row table:style-name="ro1">
          <table:table-cell office:value-type="string" calcext:value-type="string">
            <text:p>left wing lase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A4]*0.75" office:value-type="float" office:value="122.25" calcext:value-type="float">
            <text:p>122</text:p>
          </table:table-cell>
          <table:table-cell table:formula="of:=[.B4]*0.75" office:value-type="float" office:value="213.75" calcext:value-type="float">
            <text:p>2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A5]*0.75" office:value-type="float" office:value="134.25" calcext:value-type="float">
            <text:p>134</text:p>
          </table:table-cell>
          <table:table-cell table:formula="of:=[.B5]*0.75" office:value-type="float" office:value="218.25" calcext:value-type="float">
            <text:p>2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A6]*0.75" office:value-type="float" office:value="147" calcext:value-type="float">
            <text:p>147</text:p>
          </table:table-cell>
          <table:table-cell table:formula="of:=[.B6]*0.75" office:value-type="float" office:value="222.75" calcext:value-type="float">
            <text:p>2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A7]*0.75" office:value-type="float" office:value="159" calcext:value-type="float">
            <text:p>159</text:p>
          </table:table-cell>
          <table:table-cell table:formula="of:=[.B7]*0.75" office:value-type="float" office:value="227.25" calcext:value-type="float">
            <text:p>2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A8]*0.75" office:value-type="float" office:value="171.75" calcext:value-type="float">
            <text:p>172</text:p>
          </table:table-cell>
          <table:table-cell table:formula="of:=[.B8]*0.75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A9]*0.75" office:value-type="float" office:value="184.5" calcext:value-type="float">
            <text:p>185</text:p>
          </table:table-cell>
          <table:table-cell table:formula="of:=[.B9]*0.75" office:value-type="float" office:value="235.5" calcext:value-type="float">
            <text:p>2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A10]*0.75" office:value-type="float" office:value="281.25" calcext:value-type="float">
            <text:p>281</text:p>
          </table:table-cell>
          <table:table-cell table:formula="of:=[.B10]*0.75" office:value-type="float" office:value="257.25" calcext:value-type="float">
            <text:p>2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A11]*0.75" office:value-type="float" office:value="294" calcext:value-type="float">
            <text:p>294</text:p>
          </table:table-cell>
          <table:table-cell table:formula="of:=[.B11]*0.75" office:value-type="float" office:value="258.75" calcext:value-type="float">
            <text:p>2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A12]*0.75" office:value-type="float" office:value="306" calcext:value-type="float">
            <text:p>306</text:p>
          </table:table-cell>
          <table:table-cell table:formula="of:=[.B12]*0.75" office:value-type="float" office:value="260.25" calcext:value-type="float">
            <text:p>2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A13]*0.75" office:value-type="float" office:value="318.75" calcext:value-type="float">
            <text:p>319</text:p>
          </table:table-cell>
          <table:table-cell table:formula="of:=[.B13]*0.75" office:value-type="float" office:value="261.75" calcext:value-type="float">
            <text:p>26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A14]*0.75" office:value-type="float" office:value="330.75" calcext:value-type="float">
            <text:p>331</text:p>
          </table:table-cell>
          <table:table-cell table:formula="of:=[.B14]*0.75" office:value-type="float" office:value="263.25" calcext:value-type="float">
            <text:p>2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5]*0.75" office:value-type="float" office:value="343.5" calcext:value-type="float">
            <text:p>344</text:p>
          </table:table-cell>
          <table:table-cell table:formula="of:=[.B15]*0.75" office:value-type="float" office:value="264.75" calcext:value-type="float">
            <text:p>265</text:p>
          </table:table-cell>
        </table:table-row>
        <table:table-row table:style-name="ro1">
          <table:table-cell office:value-type="string" calcext:value-type="string">
            <text:p>right wing lasers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15]" office:value-type="float" office:value="353" calcext:value-type="float">
            <text:p>353</text:p>
          </table:table-cell>
          <table:table-cell/>
          <table:table-cell table:formula="of:=[.A17]*0.75" office:value-type="float" office:value="407.25" calcext:value-type="float">
            <text:p>407</text:p>
          </table:table-cell>
          <table:table-cell table:formula="of:=[.B17]*0.75" office:value-type="float" office:value="264.75" calcext:value-type="float">
            <text:p>26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14]" office:value-type="float" office:value="351" calcext:value-type="float">
            <text:p>351</text:p>
          </table:table-cell>
          <table:table-cell/>
          <table:table-cell table:formula="of:=[.A18]*0.75" office:value-type="float" office:value="420" calcext:value-type="float">
            <text:p>420</text:p>
          </table:table-cell>
          <table:table-cell table:formula="of:=[.B18]*0.75" office:value-type="float" office:value="263.25" calcext:value-type="float">
            <text:p>2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13]" office:value-type="float" office:value="349" calcext:value-type="float">
            <text:p>349</text:p>
          </table:table-cell>
          <table:table-cell/>
          <table:table-cell table:formula="of:=[.A19]*0.75" office:value-type="float" office:value="432" calcext:value-type="float">
            <text:p>432</text:p>
          </table:table-cell>
          <table:table-cell table:formula="of:=[.B19]*0.75" office:value-type="float" office:value="261.75" calcext:value-type="float">
            <text:p>26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B12]" office:value-type="float" office:value="347" calcext:value-type="float">
            <text:p>347</text:p>
          </table:table-cell>
          <table:table-cell/>
          <table:table-cell table:formula="of:=[.A20]*0.75" office:value-type="float" office:value="444.75" calcext:value-type="float">
            <text:p>445</text:p>
          </table:table-cell>
          <table:table-cell table:formula="of:=[.B20]*0.75" office:value-type="float" office:value="260.25" calcext:value-type="float">
            <text:p>2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11]" office:value-type="float" office:value="345" calcext:value-type="float">
            <text:p>345</text:p>
          </table:table-cell>
          <table:table-cell/>
          <table:table-cell table:formula="of:=[.A21]*0.75" office:value-type="float" office:value="457.5" calcext:value-type="float">
            <text:p>458</text:p>
          </table:table-cell>
          <table:table-cell table:formula="of:=[.B21]*0.75" office:value-type="float" office:value="258.75" calcext:value-type="float">
            <text:p>2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B10]" office:value-type="float" office:value="343" calcext:value-type="float">
            <text:p>343</text:p>
          </table:table-cell>
          <table:table-cell/>
          <table:table-cell table:formula="of:=[.A22]*0.75" office:value-type="float" office:value="469.5" calcext:value-type="float">
            <text:p>470</text:p>
          </table:table-cell>
          <table:table-cell table:formula="of:=[.B22]*0.75" office:value-type="float" office:value="257.25" calcext:value-type="float">
            <text:p>25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B9]" office:value-type="float" office:value="314" calcext:value-type="float">
            <text:p>314</text:p>
          </table:table-cell>
          <table:table-cell/>
          <table:table-cell table:formula="of:=[.A23]*0.75" office:value-type="float" office:value="566.25" calcext:value-type="float">
            <text:p>566</text:p>
          </table:table-cell>
          <table:table-cell table:formula="of:=[.B23]*0.75" office:value-type="float" office:value="235.5" calcext:value-type="float">
            <text:p>2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B8]" office:value-type="float" office:value="308" calcext:value-type="float">
            <text:p>308</text:p>
          </table:table-cell>
          <table:table-cell/>
          <table:table-cell table:formula="of:=[.A24]*0.75" office:value-type="float" office:value="579" calcext:value-type="float">
            <text:p>579</text:p>
          </table:table-cell>
          <table:table-cell table:formula="of:=[.B24]*0.75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B7]" office:value-type="float" office:value="303" calcext:value-type="float">
            <text:p>303</text:p>
          </table:table-cell>
          <table:table-cell/>
          <table:table-cell table:formula="of:=[.A25]*0.75" office:value-type="float" office:value="591.75" calcext:value-type="float">
            <text:p>592</text:p>
          </table:table-cell>
          <table:table-cell table:formula="of:=[.B25]*0.75" office:value-type="float" office:value="227.25" calcext:value-type="float">
            <text:p>22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B6]" office:value-type="float" office:value="297" calcext:value-type="float">
            <text:p>297</text:p>
          </table:table-cell>
          <table:table-cell/>
          <table:table-cell table:formula="of:=[.A26]*0.75" office:value-type="float" office:value="603.75" calcext:value-type="float">
            <text:p>604</text:p>
          </table:table-cell>
          <table:table-cell table:formula="of:=[.B26]*0.75" office:value-type="float" office:value="222.75" calcext:value-type="float">
            <text:p>2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B5]" office:value-type="float" office:value="291" calcext:value-type="float">
            <text:p>291</text:p>
          </table:table-cell>
          <table:table-cell/>
          <table:table-cell table:formula="of:=[.A27]*0.75" office:value-type="float" office:value="616.5" calcext:value-type="float">
            <text:p>617</text:p>
          </table:table-cell>
          <table:table-cell table:formula="of:=[.B27]*0.75" office:value-type="float" office:value="218.25" calcext:value-type="float">
            <text:p>2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B4]" office:value-type="float" office:value="285" calcext:value-type="float">
            <text:p>285</text:p>
          </table:table-cell>
          <table:table-cell/>
          <table:table-cell table:formula="of:=[.A28]*0.75" office:value-type="float" office:value="628.5" calcext:value-type="float">
            <text:p>629</text:p>
          </table:table-cell>
          <table:table-cell table:formula="of:=[.B28]*0.75" office:value-type="float" office:value="213.75" calcext:value-type="float">
            <text:p>214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A30]*0.75" office:value-type="float" office:value="250.5" calcext:value-type="float">
            <text:p>251</text:p>
          </table:table-cell>
          <table:table-cell table:formula="of:=[.B30]*0.75" office:value-type="float" office:value="290.25" calcext:value-type="float">
            <text:p>2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A31]*0.75" office:value-type="float" office:value="375" calcext:value-type="float">
            <text:p>375</text:p>
          </table:table-cell>
          <table:table-cell table:formula="of:=[.B31]*0.75" office:value-type="float" office:value="357.75" calcext:value-type="float">
            <text:p>35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B30]" office:value-type="float" office:value="387" calcext:value-type="float">
            <text:p>387</text:p>
          </table:table-cell>
          <table:table-cell/>
          <table:table-cell table:formula="of:=[.A32]*0.75" office:value-type="float" office:value="501" calcext:value-type="float">
            <text:p>501</text:p>
          </table:table-cell>
          <table:table-cell table:formula="of:=[.B32]*0.75" office:value-type="float" office:value="290.25" calcext:value-type="float">
            <text:p>290</text:p>
          </table:table-cell>
        </table:table-row>
        <table:table-row table:style-name="ro1">
          <table:table-cell office:value-type="string" calcext:value-type="string">
            <text:p>sprayer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A34]*0.75" office:value-type="float" office:value="53.25" calcext:value-type="float">
            <text:p>53</text:p>
          </table:table-cell>
          <table:table-cell table:formula="of:=[.B34]*0.75" office:value-type="float" office:value="158.25" calcext:value-type="float">
            <text:p>15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B34]" office:value-type="float" office:value="211" calcext:value-type="float">
            <text:p>211</text:p>
          </table:table-cell>
          <table:table-cell/>
          <table:table-cell table:formula="of:=[.A35]*0.75" office:value-type="float" office:value="696.75" calcext:value-type="float">
            <text:p>697</text:p>
          </table:table-cell>
          <table:table-cell table:formula="of:=[.B35]*0.75" office:value-type="float" office:value="158.25" calcext:value-type="float">
            <text:p>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09T19:37:53.851000000</meta:creation-date>
    <dc:date>2024-04-09T19:53:27.842000000</dc:date>
    <meta:editing-duration>PT1M22S</meta:editing-duration>
    <meta:editing-cycles>1</meta:editing-cycles>
    <meta:document-statistic meta:table-count="1" meta:cell-count="125" meta:object-count="0"/>
    <meta:generator>LibreOffice/6.3.4.2$Windows_X86_64 LibreOffice_project/60da17e045e08f1793c57c00ba83cdfce946d0aa</meta:generator>
  </office:meta>
</office:document-meta>
</file>